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man" svg:font-family="'Times new man'"/>
    <style:font-face style:name="times new man" svg:font-family="'times new 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1" style:family="text">
      <style:text-properties fo:background-color="#ffff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AMPLE SCENARIO</text:p>
      <text:p text:style-name="Standard">----------------</text:p>
      <text:p text:style-name="Standard">We want to propose a method that enables applications that consume data from the Web to assess data qualities based on the provenance of the data. We demonstrate our provenance-based assessment method using an application that determines the timeliness of data from the Web. </text:p>
      <text:p text:style-name="Standard"/>
      <text:p text:style-name="Standard">As our running example the application assesses three sets of publications records about the same gene, <text:s/>from three different data sources.</text:p>
      <text:p text:style-name="Standard"/>
      <text:p text:style-name="Standard">The first set of publication records d1 is part of the FlyBase RDF dataset (Dataset D1) provided by the Image Bioinformatics Research Group (Organization o1). D1 is a transformation of a subset of the relational Drosophila Genomic Database FlyBase (Dataset D2), i.e., publishing the publication-related information as RDF format. The FlyBase Consortium (Organization o2) is responsible for FlyBase (D2), who updates the dataset (D2) on a monthly base. The organization o1 operates a machine m1 which rewrites D2 into D1 on the fly using the software toolkit Triply (Agent a1), and o1 provides the latest access to D2 as RDF format via its Web server s1. <text:s/>[The work is not done yet. But I am interested to set this up soon; and I can make it happen earlier, if it is needed for our case stuy.]</text:p>
      <text:p text:style-name="Standard"/>
      <text:p text:style-name="Standard">The second set of publication records d2 is part of dataset D3, which is also a transformation of dataset D2. Organization o1 also (re)publishes the D2 dataset into RDF format as D3 <text:s/>using another software tool D2R (Agent a2) and updates D3 once they notice an update in D2. For this purpose o1 rents the Web space on Web server s2 from Amazon EC2 (c1). The version of D3 published by o1 could be a little dated. </text:p>
      <text:p text:style-name="Standard"/>
      <text:p text:style-name="Standard">The last set of publication records d3 is part of knowledge base D4, which is created by Neurocommons (Organization o3) and hosted by Virtuoso (company c2) and published on c2's Web server s3. Apart from publication records, dataset D4 also contains additional data about the genes and publications described in D1 and D2. However, because D4 is derived from PubMed (D5) and Entrez gene (D6) databases, using text-mining techniques, publication records retrieved from D4 are probably very different from d1 and d2 and probably not the latest. </text:p>
      <text:p text:style-name="Standard"/>
      <text:p text:style-name="Standard"/>
      <text:p text:style-name="Standard"><text:span text:style-name="T1">[I can rewrite the use case if you think it is not necessary that the source dataset has to be in RDF format. FlyBase, Pubmed and Entrez Genes, the actual data providers, do not publish their data in R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man" svg:font-family="'Times new man'"/>
    <style:font-face style:name="times new man" svg:font-family="'times new 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root</meta:initial-creator>
    <meta:creation-date>2009-05-07T12:01:43</meta:creation-date>
    <dc:creator>root</dc:creator>
    <dc:date>2009-05-07T12:43:10</dc:date>
    <meta:printed-by>root</meta:printed-by>
    <meta:print-date>2009-05-07T12:31:05</meta:print-date>
    <meta:editing-cycles>62</meta:editing-cycles>
    <meta:editing-duration>PT41M28S</meta:editing-duration>
    <meta:user-defined meta:name="Info 1"/>
    <meta:user-defined meta:name="Info 2"/>
    <meta:user-defined meta:name="Info 3"/>
    <meta:user-defined meta:name="Info 4"/>
    <meta:document-statistic meta:table-count="0" meta:image-count="0" meta:object-count="0" meta:page-count="1" meta:paragraph-count="8" meta:word-count="411" meta:character-count="2399"/>
  </office:meta>
</office:document-meta>
</file>